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408" officeooo:paragraph-rsid="00187408"/>
    </style:style>
    <style:style style:name="P2" style:family="paragraph" style:parent-style-name="Standard">
      <style:text-properties officeooo:rsid="00192a13" officeooo:paragraph-rsid="00192a13"/>
    </style:style>
    <style:style style:name="P3" style:family="paragraph" style:parent-style-name="Standard">
      <style:text-properties officeooo:rsid="00192a13" officeooo:paragraph-rsid="00192a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p_I7RCKBhoEGW6aNCP6T4jJ4tQbSc9nd0OoP3W</text:p>
      <text:p text:style-name="P1"/>
      <text:p text:style-name="P1"><text:a xlink:type="simple" xlink:href="https://stackoverflow.com/questions/11656761/git-please-tell-me-who-you-are-error" text:style-name="Internet_20_link" text:visited-style-name="Visited_20_Internet_20_Link">https://stackoverflow.com/questions/11656761/git-please-tell-me-who-you-are-error</text:a></text:p>
      <text:p text:style-name="P1"/>
      <text:p text:style-name="P2">git add .</text:p>
      <text:p text:style-name="P2">Git commit -m “mensage”</text:p>
      <text:p text:style-name="P2">git push</text:p>
      <text:p text:style-name="P2"/>
      <text:p text:style-name="P2">browser-sync start --server --directory --files "*"</text:p>
      <text:p text:style-name="P2"/>
      <text:p text:style-name="P2"/>
      <text:p text:style-name="P2"/>
      <text:p text:style-name="P2">-------------------------------------------------</text:p>
      <text:p text:style-name="P2"><text:a xlink:type="simple" xlink:href="https://stackoverflow.com/" text:style-name="Internet_20_link" text:visited-style-name="Visited_20_Internet_20_Link">https://stackoverflow.com/</text:a></text:p>
      <text:p text:style-name="P2"/>
      <text:p text:style-name="P2"><text:a xlink:type="simple" xlink:href="https://jsfiddle.net/" text:style-name="Internet_20_link" text:visited-style-name="Visited_20_Internet_20_Link">https://jsfiddle.net/</text:a></text:p>
      <text:p text:style-name="P2"/>
      <text:p text:style-name="P2"><text:a xlink:type="simple" xlink:href="https://css-tricks.com/" text:style-name="Internet_20_link" text:visited-style-name="Visited_20_Internet_20_Link">https://css-tricks.com/</text:a></text:p>
      <text:p text:style-name="P2"/>
      <text:p text:style-name="P2"><text:a xlink:type="simple" xlink:href="https://codepen.io/" text:style-name="Internet_20_link" text:visited-style-name="Visited_20_Internet_20_Link">https://codepen.io/</text:a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7:39:54.758223783</meta:creation-date>
    <dc:date>2021-09-08T20:55:46.443956401</dc:date>
    <meta:editing-duration>PT2H9M2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5" meta:character-count="350" meta:non-whitespace-character-count="339"/>
  </office:meta>
</office:document-meta>
</file>